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2.6194in" fo:margin-left="0.0104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2.1146in"/>
    </style:style>
    <style:style style:name="Table1.C" style:family="table-column">
      <style:table-column-properties style:column-width="3.375in"/>
    </style:style>
    <style:style style:name="Table1.D" style:family="table-column">
      <style:table-column-properties style:column-width="2.5625in"/>
    </style:style>
    <style:style style:name="Table1.E" style:family="table-column">
      <style:table-column-properties style:column-width="1.5in"/>
    </style:style>
    <style:style style:name="Table1.F" style:family="table-column">
      <style:table-column-properties style:column-width="0.6667in"/>
    </style:style>
    <style:style style:name="Table1.G" style:family="table-column">
      <style:table-column-properties style:column-width="0.1458in"/>
    </style:style>
    <style:style style:name="Table1.H" style:family="table-column">
      <style:table-column-properties style:column-width="0.1354in"/>
    </style:style>
    <style:style style:name="Table1.J" style:family="table-column">
      <style:table-column-properties style:column-width="0.2083in"/>
    </style:style>
    <style:style style:name="Table1.P" style:family="table-column">
      <style:table-column-properties style:column-width="0.1875in"/>
    </style:style>
    <style:style style:name="Table1.Q" style:family="table-column">
      <style:table-column-properties style:column-width="0.1771in"/>
    </style:style>
    <style:style style:name="Table1.R" style:family="table-column">
      <style:table-column-properties style:column-width="0.1042in"/>
    </style:style>
    <style:style style:name="Table1.S" style:family="table-column">
      <style:table-column-properties style:column-width="0.109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style:vertical-align="middle" fo:padding="0.0382in" fo:border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3" style:family="table-row">
      <style:table-row-properties style:min-row-height="0.3681in"/>
    </style:style>
    <style:style style:name="Table1.C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3" style:family="table-cell">
      <style:table-cell-properties style:vertical-align="middle" fo:background-color="#62c4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4792in"/>
    </style:style>
    <style:style style:name="Table1.A5" style:family="table-cell">
      <style:table-cell-properties style:vertical-align="middle" fo:background-color="#a5a5a5" fo:padding="0.0382in" fo:border-left="0.05pt solid #000000" fo:border-right="none" fo:border-top="none" fo:border-bottom="0.05pt solid #000000">
        <style:background-image/>
      </style:table-cell-properties>
    </style:style>
    <style:style style:name="Table1.C5" style:family="table-cell">
      <style:table-cell-properties fo:background-color="#a5a5a5" fo:padding="0.0382in" fo:border-left="0.05pt solid #000000" fo:border-right="none" fo:border-top="none" fo:border-bottom="0.05pt solid #000000">
        <style:background-image/>
      </style:table-cell-properties>
    </style:style>
    <style:style style:name="Table1.D5" style:family="table-cell">
      <style:table-cell-properties fo:background-color="#a5a5a5" fo:padding="0.0382in" fo:border-left="0.05pt solid #000000" fo:border-right="none" fo:border-top="none" fo:border-bottom="0.05pt solid #000000">
        <style:background-image/>
      </style:table-cell-properties>
    </style:style>
    <style:style style:name="Table1.R5" style:family="table-cell">
      <style:table-cell-properties style:vertical-align="middle" fo:background-color="#a5a5a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6" style:family="table-cell">
      <style:table-cell-properties fo:background-color="#a5a5a5" fo:padding="0.0382in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fo:background-color="#a5a5a5" fo:padding="0.0382in" fo:border-left="0.05pt solid #000000" fo:border-right="none" fo:border-top="none" fo:border-bottom="0.05pt solid #000000">
        <style:background-image/>
      </style:table-cell-properties>
    </style:style>
    <style:style style:name="Table1.7" style:family="table-row">
      <style:table-row-properties style:min-row-height="0.4444in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7" style:family="table-cell">
      <style:table-cell-properties style:vertical-align="middle" fo:background-color="#caca00" fo:padding="0.0382in" fo:border-left="0.05pt solid #000000" fo:border-right="none" fo:border-top="none" fo:border-bottom="0.05pt solid #000000">
        <style:background-image/>
      </style:table-cell-properties>
    </style:style>
    <style:style style:name="Table1.R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4306in" fo:background-color="transparent" fo:keep-together="auto">
        <style:background-image/>
      </style:table-row-properties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M9" style:family="table-cell">
      <style:table-cell-properties style:vertical-align="middle" fo:background-color="#c46200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R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0.375in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style:vertical-align="middle" fo:background-color="#00caca" fo:padding="0.0382in" fo:border-left="0.05pt solid #000000" fo:border-right="none" fo:border-top="none" fo:border-bottom="0.05pt solid #000000">
        <style:background-image/>
      </style:table-cell-properties>
    </style:style>
    <style:style style:name="Table1.I11" style:family="table-cell">
      <style:table-cell-properties style:vertical-align="middle" fo:background-color="#00caca" fo:padding="0.0382in" fo:border-left="0.05pt solid #000000" fo:border-right="none" fo:border-top="none" fo:border-bottom="0.05pt solid #000000">
        <style:background-image/>
      </style:table-cell-properties>
    </style:style>
    <style:style style:name="Table1.J11" style:family="table-cell">
      <style:table-cell-properties style:vertical-align="middle" fo:background-color="#00caca" fo:padding="0.0382in" fo:border-left="0.05pt solid #000000" fo:border-right="none" fo:border-top="none" fo:border-bottom="0.05pt solid #000000">
        <style:background-image/>
      </style:table-cell-properties>
    </style:style>
    <style:style style:name="Table1.K11" style:family="table-cell">
      <style:table-cell-properties style:vertical-align="middle" fo:background-color="#00caca" fo:padding="0.0382in" fo:border-left="0.05pt solid #000000" fo:border-right="none" fo:border-top="none" fo:border-bottom="0.05pt solid #000000">
        <style:background-image/>
      </style:table-cell-properties>
    </style:style>
    <style:style style:name="Table1.R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0.4028in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H1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I1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J1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K1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L13" style:family="table-cell">
      <style:table-cell-properties style:vertical-align="middle" fo:background-color="#ff00ff" fo:padding="0.0382in" fo:border-left="0.05pt solid #000000" fo:border-right="none" fo:border-top="none" fo:border-bottom="0.05pt solid #000000">
        <style:background-image/>
      </style:table-cell-properties>
    </style:style>
    <style:style style:name="Table1.M13" style:family="table-cell">
      <style:table-cell-properties style:vertical-align="middle" fo:background-color="#ff00ff" fo:padding="0.0382in" fo:border-left="0.05pt solid #000000" fo:border-right="none" fo:border-top="none" fo:border-bottom="0.05pt solid #000000">
        <style:background-image/>
      </style:table-cell-properties>
    </style:style>
    <style:style style:name="Table1.N13" style:family="table-cell">
      <style:table-cell-properties style:vertical-align="middle" fo:background-color="#ff00ff" fo:padding="0.0382in" fo:border-left="0.05pt solid #000000" fo:border-right="none" fo:border-top="none" fo:border-bottom="0.05pt solid #000000">
        <style:background-image/>
      </style:table-cell-properties>
    </style:style>
    <style:style style:name="Table1.O13" style:family="table-cell">
      <style:table-cell-properties style:vertical-align="middle" fo:background-color="#ff00ff" fo:padding="0.0382in" fo:border-left="0.05pt solid #000000" fo:border-right="none" fo:border-top="none" fo:border-bottom="0.05pt solid #000000">
        <style:background-image/>
      </style:table-cell-properties>
    </style:style>
    <style:style style:name="Table1.P13" style:family="table-cell">
      <style:table-cell-properties style:vertical-align="middle" fo:background-color="#ff00ff" fo:padding="0.0382in" fo:border-left="0.05pt solid #000000" fo:border-right="none" fo:border-top="none" fo:border-bottom="0.05pt solid #000000">
        <style:background-image/>
      </style:table-cell-properties>
    </style:style>
    <style:style style:name="Table1.Q13" style:family="table-cell">
      <style:table-cell-properties style:vertical-align="middle" fo:background-color="#ff00ff" fo:padding="0.0382in" fo:border-left="0.05pt solid #000000" fo:border-right="none" fo:border-top="none" fo:border-bottom="0.05pt solid #000000">
        <style:background-image/>
      </style:table-cell-properties>
    </style:style>
    <style:style style:name="Table1.R13" style:family="table-cell">
      <style:table-cell-properties style:vertical-align="middle" fo:background-color="#ff00ff" fo:padding="0.0382in" fo:border-left="0.05pt solid #000000" fo:border-right="none" fo:border-top="none" fo:border-bottom="0.05pt solid #000000">
        <style:background-image/>
      </style:table-cell-properties>
    </style:style>
    <style:style style:name="Table1.S13" style:family="table-cell">
      <style:table-cell-properties style:vertical-align="middle" fo:background-color="#ff00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style:vertical-align="middle"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J1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K1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L1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M1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N15" style:family="table-cell">
      <style:table-cell-properties style:vertical-align="middle" fo:background-color="#bababa" fo:padding="0.0382in" fo:border-left="0.05pt solid #000000" fo:border-right="none" fo:border-top="none" fo:border-bottom="0.05pt solid #000000">
        <style:background-image/>
      </style:table-cell-properties>
    </style:style>
    <style:style style:name="Table1.O15" style:family="table-cell">
      <style:table-cell-properties style:vertical-align="middle" fo:background-color="#bababa" fo:padding="0.0382in" fo:border-left="0.05pt solid #000000" fo:border-right="none" fo:border-top="none" fo:border-bottom="0.05pt solid #000000">
        <style:background-image/>
      </style:table-cell-properties>
    </style:style>
    <style:style style:name="Table1.P15" style:family="table-cell">
      <style:table-cell-properties style:vertical-align="middle" fo:background-color="#bababa" fo:padding="0.0382in" fo:border-left="0.05pt solid #000000" fo:border-right="none" fo:border-top="none" fo:border-bottom="0.05pt solid #000000">
        <style:background-image/>
      </style:table-cell-properties>
    </style:style>
    <style:style style:name="Table1.Q15" style:family="table-cell">
      <style:table-cell-properties style:vertical-align="middle" fo:background-color="#bababa" fo:padding="0.0382in" fo:border-left="0.05pt solid #000000" fo:border-right="none" fo:border-top="none" fo:border-bottom="0.05pt solid #000000">
        <style:background-image/>
      </style:table-cell-properties>
    </style:style>
    <style:style style:name="Table1.R15" style:family="table-cell">
      <style:table-cell-properties style:vertical-align="middle" fo:background-color="#bababa" fo:padding="0.0382in" fo:border-left="0.05pt solid #000000" fo:border-right="none" fo:border-top="none" fo:border-bottom="0.05pt solid #000000">
        <style:background-image/>
      </style:table-cell-properties>
    </style:style>
    <style:style style:name="Table1.S15" style:family="table-cell">
      <style:table-cell-properties style:vertical-align="middle" fo:background-color="#bababa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style:vertical-align="middle"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Droid Sans" fo:font-size="6pt" fo:language="es" fo:country="VE" officeooo:rsid="001b1492" officeooo:paragraph-rsid="001b1492" style:font-size-asian="6pt" style:font-size-complex="6pt"/>
    </style:style>
    <style:style style:name="P2" style:family="paragraph" style:parent-style-name="Standard">
      <style:text-properties style:font-name="Droid Sans" fo:language="es" fo:country="VE" fo:font-weight="bold" officeooo:rsid="0020a5b2" officeooo:paragraph-rsid="0020a5b2" style:font-weight-asian="bold" style:font-weight-complex="bold"/>
    </style:style>
    <style:style style:name="P3" style:family="paragraph" style:parent-style-name="Standard">
      <style:text-properties fo:language="es" fo:country="VE"/>
    </style:style>
    <style:style style:name="P4" style:family="paragraph" style:parent-style-name="Standard">
      <style:text-properties fo:language="es" fo:country="VE" officeooo:paragraph-rsid="001b1492"/>
    </style:style>
    <style:style style:name="P5" style:family="paragraph" style:parent-style-name="Table_20_Contents">
      <style:paragraph-properties fo:line-height="115%" fo:text-align="center" style:justify-single-word="false" style:writing-mode="page"/>
      <style:text-properties style:font-name="Droid Sans" fo:font-size="8pt" fo:language="es" fo:country="VE" fo:font-weight="bold" officeooo:rsid="0010c6e6" officeooo:paragraph-rsid="001b1492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line-height="115%" fo:text-align="center" style:justify-single-word="false" style:writing-mode="page"/>
      <style:text-properties style:font-name="Droid Sans" fo:font-size="8pt" fo:language="es" fo:country="VE" fo:font-weight="bold" officeooo:rsid="001030bd" officeooo:paragraph-rsid="001b1492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line-height="115%" fo:text-align="center" style:justify-single-word="false" style:writing-mode="page"/>
      <style:text-properties style:font-name="Droid Sans" fo:font-size="8pt" fo:language="es" fo:country="VE" fo:font-weight="bold" officeooo:rsid="001d6c51" officeooo:paragraph-rsid="001d6c51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line-height="115%" fo:text-align="center" style:justify-single-word="false" style:writing-mode="page"/>
      <style:text-properties style:font-name="Droid Sans" fo:font-size="9pt" fo:language="es" fo:country="VE" fo:font-weight="bold" officeooo:rsid="000ae32e" officeooo:paragraph-rsid="001b1492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line-height="115%" fo:text-align="center" style:justify-single-word="false" style:writing-mode="page"/>
      <style:text-properties style:font-name="Droid Sans" fo:font-size="9pt" fo:language="es" fo:country="VE" officeooo:rsid="000ae32e" officeooo:paragraph-rsid="001b1492" style:font-size-asian="9pt" style:font-size-complex="9pt"/>
    </style:style>
    <style:style style:name="P10" style:family="paragraph" style:parent-style-name="Table_20_Contents">
      <style:paragraph-properties fo:line-height="115%" style:writing-mode="page"/>
      <style:text-properties style:font-name="Droid Sans" fo:font-size="9pt" fo:language="es" fo:country="VE" officeooo:rsid="000ae32e" officeooo:paragraph-rsid="001b1492" style:font-size-asian="9pt" style:font-size-complex="9pt"/>
    </style:style>
    <style:style style:name="P11" style:family="paragraph" style:parent-style-name="Table_20_Contents">
      <style:paragraph-properties fo:line-height="115%" fo:text-align="start" style:justify-single-word="false" style:writing-mode="page"/>
      <style:text-properties style:font-name="Droid Sans" fo:font-size="9pt" fo:language="es" fo:country="VE" officeooo:rsid="000ae32e" officeooo:paragraph-rsid="001b1492" style:font-size-asian="9pt" style:font-size-complex="9pt"/>
    </style:style>
    <style:style style:name="P12" style:family="paragraph" style:parent-style-name="Table_20_Contents">
      <style:paragraph-properties fo:line-height="115%" fo:text-align="center" style:justify-single-word="false" style:writing-mode="page"/>
      <style:text-properties style:font-name="Droid Sans" fo:font-size="9pt" fo:language="es" fo:country="VE" officeooo:rsid="000cd1cc" officeooo:paragraph-rsid="001b1492" style:font-size-asian="9pt" style:font-size-complex="9pt"/>
    </style:style>
    <style:style style:name="P13" style:family="paragraph" style:parent-style-name="Table_20_Contents">
      <style:paragraph-properties fo:line-height="115%" fo:text-align="start" style:justify-single-word="false" style:writing-mode="page"/>
      <style:text-properties style:font-name="Droid Sans" fo:font-size="9pt" fo:language="es" fo:country="VE" officeooo:rsid="000cd1cc" officeooo:paragraph-rsid="001b1492" style:font-size-asian="9pt" style:font-size-complex="9pt"/>
    </style:style>
    <style:style style:name="P14" style:family="paragraph" style:parent-style-name="Table_20_Contents">
      <style:paragraph-properties fo:line-height="115%" style:writing-mode="page"/>
      <style:text-properties style:font-name="Droid Sans" fo:font-size="9pt" fo:language="es" fo:country="VE" officeooo:rsid="000cd1cc" officeooo:paragraph-rsid="001b1492" style:font-size-asian="9pt" style:font-size-complex="9pt"/>
    </style:style>
    <style:style style:name="P15" style:family="paragraph" style:parent-style-name="Table_20_Contents">
      <style:paragraph-properties fo:line-height="115%" fo:text-align="center" style:justify-single-word="false" style:writing-mode="page"/>
      <style:text-properties style:font-name="Droid Sans" fo:font-size="9pt" fo:language="es" fo:country="VE" officeooo:rsid="0013fb35" officeooo:paragraph-rsid="001b1492" style:font-size-asian="9pt" style:font-size-complex="9pt"/>
    </style:style>
    <style:style style:name="P16" style:family="paragraph" style:parent-style-name="Table_20_Contents">
      <style:paragraph-properties fo:line-height="115%" fo:text-align="start" style:justify-single-word="false" style:writing-mode="page"/>
      <style:text-properties style:font-name="Droid Sans" fo:font-size="9pt" fo:language="es" fo:country="VE" officeooo:rsid="0013fb35" officeooo:paragraph-rsid="001b1492" style:font-size-asian="9pt" style:font-size-complex="9pt"/>
    </style:style>
    <style:style style:name="P17" style:family="paragraph" style:parent-style-name="Table_20_Contents">
      <style:paragraph-properties fo:line-height="115%" style:writing-mode="page"/>
      <style:text-properties style:font-name="Droid Sans" fo:font-size="9pt" fo:language="es" fo:country="VE" officeooo:rsid="0013fb35" officeooo:paragraph-rsid="001b1492" style:font-size-asian="9pt" style:font-size-complex="9pt"/>
    </style:style>
    <style:style style:name="P18" style:family="paragraph" style:parent-style-name="Table_20_Contents">
      <style:paragraph-properties fo:line-height="115%" fo:text-align="center" style:justify-single-word="false" style:writing-mode="page"/>
      <style:text-properties style:font-name="Droid Sans" fo:font-size="9pt" fo:language="es" fo:country="VE" officeooo:rsid="000e3c0c" officeooo:paragraph-rsid="001b1492" style:font-size-asian="9pt" style:font-size-complex="9pt"/>
    </style:style>
    <style:style style:name="P19" style:family="paragraph" style:parent-style-name="Table_20_Contents">
      <loext:graphic-properties draw:fill="none" draw:fill-color="#ffffff"/>
      <style:paragraph-properties fo:line-height="115%" fo:text-align="center" style:justify-single-word="false" fo:background-color="transparent" style:writing-mode="page"/>
      <style:text-properties style:font-name="Droid Sans" fo:font-size="9pt" fo:language="es" fo:country="VE" officeooo:rsid="000e3c0c" officeooo:paragraph-rsid="001b1492" style:font-size-asian="9pt" style:font-size-complex="9pt"/>
    </style:style>
    <style:style style:name="P20" style:family="paragraph" style:parent-style-name="Table_20_Contents">
      <loext:graphic-properties draw:fill="none" draw:fill-color="#ffffff"/>
      <style:paragraph-properties fo:line-height="115%" fo:background-color="transparent" style:writing-mode="page"/>
      <style:text-properties style:font-name="Droid Sans" fo:font-size="9pt" fo:language="es" fo:country="VE" officeooo:rsid="000e3c0c" officeooo:paragraph-rsid="001b1492" style:font-size-asian="9pt" style:font-size-complex="9pt"/>
    </style:style>
    <style:style style:name="P21" style:family="paragraph" style:parent-style-name="Table_20_Contents">
      <style:paragraph-properties fo:line-height="115%" fo:text-align="center" style:justify-single-word="false" style:writing-mode="page"/>
      <style:text-properties style:font-name="Droid Sans" fo:font-size="9pt" fo:language="es" fo:country="VE" officeooo:rsid="001cbbdc" officeooo:paragraph-rsid="001cbbdc" style:font-size-asian="9pt" style:font-size-complex="9pt"/>
    </style:style>
    <style:style style:name="P22" style:family="paragraph" style:parent-style-name="Table_20_Contents">
      <style:paragraph-properties fo:line-height="115%" fo:text-align="center" style:justify-single-word="false" style:writing-mode="page"/>
      <style:text-properties style:font-name="Droid Sans" fo:font-size="9pt" fo:language="es" fo:country="VE" officeooo:rsid="0022a587" officeooo:paragraph-rsid="0022a587" style:font-size-asian="9pt" style:font-size-complex="9pt"/>
    </style:style>
    <style:style style:name="P23" style:family="paragraph" style:parent-style-name="Standard">
      <style:text-properties fo:color="#000000" fo:background-color="#bababa"/>
    </style:style>
    <style:style style:name="P24" style:family="paragraph" style:parent-style-name="Table_20_Contents" style:list-style-name="L1">
      <style:paragraph-properties fo:line-height="115%" style:writing-mode="page"/>
      <style:text-properties style:font-name="Droid Sans" fo:font-size="9pt" fo:language="es" fo:country="VE" officeooo:rsid="000ae32e" officeooo:paragraph-rsid="001b1492" style:font-size-asian="9pt" style:font-size-complex="9pt"/>
    </style:style>
    <style:style style:name="P25" style:family="paragraph" style:parent-style-name="Table_20_Contents" style:list-style-name="L2">
      <style:paragraph-properties fo:line-height="115%" style:writing-mode="page"/>
      <style:text-properties style:font-name="Droid Sans" fo:font-size="9pt" fo:language="es" fo:country="VE" officeooo:rsid="000ae32e" officeooo:paragraph-rsid="001b1492" style:font-size-asian="9pt" style:font-size-complex="9pt"/>
    </style:style>
    <style:style style:name="P26" style:family="paragraph" style:parent-style-name="Table_20_Contents" style:list-style-name="L5">
      <style:paragraph-properties fo:line-height="115%" style:writing-mode="page"/>
      <style:text-properties style:font-name="Droid Sans" fo:font-size="9pt" fo:language="es" fo:country="VE" officeooo:rsid="000ae32e" officeooo:paragraph-rsid="001b1492" style:font-size-asian="9pt" style:font-size-complex="9pt"/>
    </style:style>
    <style:style style:name="P27" style:family="paragraph" style:parent-style-name="Table_20_Contents" style:list-style-name="L2">
      <style:paragraph-properties fo:line-height="115%" style:writing-mode="page"/>
      <style:text-properties style:font-name="Droid Sans" fo:font-size="9pt" fo:language="es" fo:country="VE" officeooo:rsid="000cd1cc" officeooo:paragraph-rsid="001b1492" style:font-size-asian="9pt" style:font-size-complex="9pt"/>
    </style:style>
    <style:style style:name="P28" style:family="paragraph" style:parent-style-name="Table_20_Contents" style:list-style-name="L5">
      <style:paragraph-properties fo:line-height="115%" style:writing-mode="page"/>
      <style:text-properties style:font-name="Droid Sans" fo:font-size="9pt" fo:language="es" fo:country="VE" officeooo:rsid="000cd1cc" officeooo:paragraph-rsid="001b1492" style:font-size-asian="9pt" style:font-size-complex="9pt"/>
    </style:style>
    <style:style style:name="P29" style:family="paragraph" style:parent-style-name="Table_20_Contents" style:list-style-name="L4">
      <style:paragraph-properties fo:line-height="115%" style:writing-mode="page"/>
      <style:text-properties style:font-name="Droid Sans" fo:font-size="9pt" fo:language="es" fo:country="VE" officeooo:rsid="0013fb35" officeooo:paragraph-rsid="001b1492" style:font-size-asian="9pt" style:font-size-complex="9pt"/>
    </style:style>
    <style:style style:name="P30" style:family="paragraph" style:parent-style-name="Table_20_Contents" style:list-style-name="L4">
      <style:paragraph-properties fo:line-height="115%" style:writing-mode="page"/>
      <style:text-properties style:font-name="Droid Sans" fo:font-size="9pt" fo:language="es" fo:country="VE" officeooo:rsid="001823d8" officeooo:paragraph-rsid="001b1492" style:font-size-asian="9pt" style:font-size-complex="9pt"/>
    </style:style>
    <style:style style:name="P31" style:family="paragraph" style:parent-style-name="Table_20_Contents" style:list-style-name="L5">
      <style:paragraph-properties fo:line-height="115%" style:writing-mode="page"/>
      <style:text-properties style:font-name="Droid Sans" fo:font-size="9pt" fo:language="es" fo:country="VE" officeooo:rsid="001823d8" officeooo:paragraph-rsid="001b1492" style:font-size-asian="9pt" style:font-size-complex="9pt"/>
    </style:style>
    <style:style style:name="P32" style:family="paragraph" style:parent-style-name="Table_20_Contents" style:list-style-name="L5">
      <style:paragraph-properties fo:line-height="115%" style:writing-mode="page"/>
      <style:text-properties style:font-name="Droid Sans" fo:font-size="9pt" fo:language="es" fo:country="VE" officeooo:rsid="000e3c0c" officeooo:paragraph-rsid="001b1492" style:font-size-asian="9pt" style:font-size-complex="9pt"/>
    </style:style>
    <style:style style:name="P33" style:family="paragraph" style:parent-style-name="Table_20_Contents" style:list-style-name="L6">
      <style:paragraph-properties fo:line-height="115%" style:writing-mode="page"/>
      <style:text-properties style:font-name="Droid Sans" fo:font-size="9pt" fo:language="es" fo:country="VE" officeooo:rsid="000e3c0c" officeooo:paragraph-rsid="001b1492" style:font-size-asian="9pt" style:font-size-complex="9pt"/>
    </style:style>
    <style:style style:name="P34" style:family="paragraph" style:parent-style-name="Table_20_Contents" style:list-style-name="L7">
      <style:paragraph-properties fo:line-height="115%" style:writing-mode="page"/>
      <style:text-properties style:font-name="Droid Sans" fo:font-size="9pt" fo:language="es" fo:country="VE" officeooo:rsid="000e3c0c" officeooo:paragraph-rsid="001b1492" style:font-size-asian="9pt" style:font-size-complex="9pt"/>
    </style:style>
    <style:style style:name="P35" style:family="paragraph" style:parent-style-name="Table_20_Contents">
      <style:paragraph-properties fo:line-height="115%" fo:text-align="center" style:justify-single-word="false" style:writing-mode="page"/>
      <style:text-properties style:font-name="Droid Sans" fo:font-size="9pt" fo:language="es" fo:country="VE" officeooo:rsid="000e3c0c" officeooo:paragraph-rsid="001b1492" style:font-size-asian="9pt" style:font-size-complex="9pt"/>
    </style:style>
    <style:style style:name="P36" style:family="paragraph" style:parent-style-name="Table_20_Contents" style:list-style-name="L5">
      <style:paragraph-properties fo:line-height="115%" style:writing-mode="page"/>
      <style:text-properties style:font-name="Droid Sans" fo:font-size="9pt" fo:language="es" fo:country="VE" officeooo:rsid="001e2937" officeooo:paragraph-rsid="001e2937" style:font-size-asian="9pt" style:font-size-complex="9pt"/>
    </style:style>
    <style:style style:name="P37" style:family="paragraph" style:parent-style-name="Table_20_Contents">
      <style:paragraph-properties fo:line-height="115%" fo:text-align="center" style:justify-single-word="false" style:writing-mode="page"/>
      <style:text-properties style:font-name="Droid Sans" fo:font-size="9pt" fo:language="es" fo:country="VE" officeooo:rsid="000e3c0c" officeooo:paragraph-rsid="001b1492" fo:background-color="transparent" style:font-size-asian="9pt" style:font-size-complex="9pt"/>
    </style:style>
    <style:style style:name="P38" style:family="paragraph" style:parent-style-name="Table_20_Contents">
      <style:paragraph-properties fo:line-height="115%" fo:text-align="center" style:justify-single-word="false" style:writing-mode="page"/>
      <style:text-properties fo:color="#000000" style:font-name="Droid Sans" fo:font-size="9pt" fo:language="es" fo:country="VE" officeooo:rsid="000cd1cc" officeooo:paragraph-rsid="001b1492" fo:background-color="#bababa" style:font-size-asian="9pt" style:font-size-complex="9pt"/>
    </style:style>
    <style:style style:name="P39" style:family="paragraph" style:parent-style-name="Table_20_Contents">
      <loext:graphic-properties draw:fill="none" draw:fill-color="#ffffff" draw:opacity="100%"/>
      <style:paragraph-properties fo:line-height="115%" fo:text-align="center" style:justify-single-word="false" fo:background-color="transparent" style:writing-mode="page"/>
      <style:text-properties fo:color="#000000" style:font-name="Droid Sans" fo:font-size="9pt" fo:language="es" fo:country="VE" officeooo:rsid="000cd1cc" officeooo:paragraph-rsid="001b1492" fo:background-color="#bababa" style:font-size-asian="9pt" style:font-size-complex="9pt"/>
    </style:style>
    <style:style style:name="P40" style:family="paragraph" style:parent-style-name="Table_20_Contents">
      <loext:graphic-properties draw:fill="solid" draw:fill-color="#ffffff" draw:opacity="100%"/>
      <style:paragraph-properties fo:line-height="115%" fo:text-align="center" style:justify-single-word="false" fo:background-color="#ffffff" style:writing-mode="page"/>
      <style:text-properties fo:color="#000000" style:font-name="Droid Sans" fo:font-size="9pt" fo:language="es" fo:country="VE" officeooo:rsid="000cd1cc" officeooo:paragraph-rsid="001b1492" fo:background-color="#bababa" style:font-size-asian="9pt" style:font-size-complex="9pt"/>
    </style:style>
    <style:style style:name="P41" style:family="paragraph" style:parent-style-name="Table_20_Contents">
      <style:paragraph-properties fo:line-height="115%" fo:text-align="start" style:justify-single-word="false" style:writing-mode="page"/>
      <style:text-properties fo:color="#000000" style:font-name="Droid Sans" fo:font-size="9pt" fo:language="es" fo:country="VE" officeooo:rsid="000cd1cc" officeooo:paragraph-rsid="001b1492" fo:background-color="#bababa" style:font-size-asian="9pt" style:font-size-complex="9pt"/>
    </style:style>
    <style:style style:name="P42" style:family="paragraph" style:parent-style-name="Table_20_Contents" style:list-style-name="L3">
      <style:paragraph-properties fo:line-height="115%" style:writing-mode="page"/>
      <style:text-properties fo:color="#000000" style:font-name="Droid Sans" fo:font-size="9pt" fo:language="es" fo:country="VE" officeooo:rsid="000cd1cc" officeooo:paragraph-rsid="001b1492" fo:background-color="#bababa" style:font-size-asian="9pt" style:font-size-complex="9pt"/>
    </style:style>
    <style:style style:name="P43" style:family="paragraph" style:parent-style-name="Table_20_Contents" style:list-style-name="L2">
      <style:paragraph-properties fo:line-height="115%" style:writing-mode="page"/>
      <style:text-properties fo:color="#000000" style:font-name="Droid Sans" fo:font-size="9pt" fo:language="es" fo:country="VE" officeooo:rsid="000cd1cc" officeooo:paragraph-rsid="001b1492" fo:background-color="#bababa" style:font-size-asian="9pt" style:font-size-complex="9pt"/>
    </style:style>
    <style:style style:name="P44" style:family="paragraph" style:parent-style-name="Table_20_Contents" style:list-style-name="L3">
      <style:paragraph-properties fo:line-height="115%" style:writing-mode="page"/>
      <style:text-properties fo:color="#000000" style:font-name="Droid Sans" fo:font-size="9pt" fo:language="es" fo:country="VE" officeooo:rsid="000ae32e" officeooo:paragraph-rsid="001b1492" fo:background-color="#bababa" style:font-size-asian="9pt" style:font-size-complex="9pt"/>
    </style:style>
    <style:style style:name="P45" style:family="paragraph" style:parent-style-name="Table_20_Contents" style:list-style-name="L3">
      <style:paragraph-properties fo:line-height="115%" style:writing-mode="page"/>
      <style:text-properties fo:color="#000000" style:font-name="Droid Sans" fo:font-size="9pt" fo:language="es" fo:country="VE" officeooo:rsid="000ae32e" officeooo:paragraph-rsid="0024d8b8" fo:background-color="#bababa" style:font-size-asian="9pt" style:font-size-complex="9pt"/>
    </style:style>
    <style:style style:name="P46" style:family="paragraph" style:parent-style-name="Table_20_Contents" style:list-style-name="L2">
      <style:paragraph-properties fo:line-height="115%" style:writing-mode="page"/>
      <style:text-properties fo:color="#000000" style:font-name="Droid Sans" fo:font-size="9pt" fo:language="es" fo:country="VE" officeooo:rsid="000ae32e" officeooo:paragraph-rsid="001b1492" fo:background-color="#bababa" style:font-size-asian="9pt" style:font-size-complex="9pt"/>
    </style:style>
    <style:style style:name="T1" style:family="text">
      <style:text-properties officeooo:rsid="000cd1cc"/>
    </style:style>
    <style:style style:name="T2" style:family="text">
      <style:text-properties officeooo:rsid="001823d8"/>
    </style:style>
    <style:style style:name="T3" style:family="text">
      <style:text-properties officeooo:rsid="0013fd1e"/>
    </style:style>
    <style:style style:name="T4" style:family="text">
      <style:text-properties officeooo:rsid="001cbbdc"/>
    </style:style>
    <style:style style:name="T5" style:family="text">
      <style:text-properties officeooo:rsid="002105db"/>
    </style:style>
    <style:style style:name="T6" style:family="text">
      <style:text-properties officeooo:rsid="0022d743"/>
    </style:style>
    <style:style style:name="T7" style:family="text">
      <style:text-properties officeooo:rsid="002ada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stribución de actividades durante la <text:span text:style-name="T5">extensión</text:span> de pasantí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2"/>
        <table:table-column table:style-name="Table1.J"/>
        <table:table-column table:style-name="Table1.G"/>
        <table:table-column table:style-name="Table1.J"/>
        <table:table-column table:style-name="Table1.H" table:number-columns-repeated="3"/>
        <table:table-column table:style-name="Table1.P"/>
        <table:table-column table:style-name="Table1.Q"/>
        <table:table-column table:style-name="Table1.R"/>
        <table:table-column table:style-name="Table1.S"/>
        <table:table-row>
          <table:table-cell table:style-name="Table1.A1" table:number-rows-spanned="2" office:value-type="string">
            <text:p text:style-name="P5">Item</text:p>
          </table:table-cell>
          <table:table-cell table:style-name="Table1.A1" table:number-columns-spanned="4" office:value-type="string">
            <text:p text:style-name="P8">Tareas</text:p>
          </table:table-cell>
          <table:covered-table-cell/>
          <table:covered-table-cell/>
          <table:covered-table-cell/>
          <table:table-cell table:style-name="Table1.A1" table:number-rows-spanned="2" office:value-type="string">
            <text:p text:style-name="P6">Duración</text:p>
            <text:p text:style-name="P6">Semanas</text:p>
          </table:table-cell>
          <table:table-cell table:style-name="Table1.G1" table:number-columns-spanned="13" office:value-type="string">
            <text:p text:style-name="P7">Seman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8">Nombre</text:p>
          </table:table-cell>
          <table:table-cell table:style-name="Table1.B2" office:value-type="string">
            <text:p text:style-name="P8">Entrada</text:p>
          </table:table-cell>
          <table:table-cell table:style-name="Table1.B2" office:value-type="string">
            <text:p text:style-name="P8">Proceso</text:p>
          </table:table-cell>
          <table:table-cell table:style-name="Table1.B2" office:value-type="string">
            <text:p text:style-name="P8">Salida</text:p>
          </table:table-cell>
          <table:covered-table-cell/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11</text:p>
          </table:table-cell>
          <table:table-cell table:style-name="Table1.G1" table:number-columns-spanned="2" office:value-type="string">
            <text:p text:style-name="P1">12</text:p>
          </table:table-cell>
          <table:covered-table-cell/>
        </table:table-row>
        <table:table-row table:style-name="Table1.3">
          <table:table-cell table:style-name="Table1.A1" table:number-rows-spanned="2" office:value-type="string">
            <text:p text:style-name="P9">1</text:p>
          </table:table-cell>
          <table:table-cell table:style-name="Table1.A1" table:number-rows-spanned="2" office:value-type="string">
            <text:p text:style-name="P10">Expansor de puertos Viking</text:p>
          </table:table-cell>
          <table:table-cell table:style-name="Table1.C4" table:number-rows-spanned="2" office:value-type="string">
            <text:list xml:id="list1320101407" text:style-name="L1">
              <text:list-item>
                <text:p text:style-name="P24">Materiales desarro<text:span text:style-name="T1">l</text:span>lo PCB</text:p>
              </text:list-item>
              <text:list-item>
                <text:p text:style-name="P24">Circuitos integrados</text:p>
              </text:list-item>
              <text:list-item>
                <text:p text:style-name="P24">Aplicaciones <text:span text:style-name="T2">EDA</text:span> (KiCad, Eagle, <text:span text:style-name="T2">Proteus</text:span>)</text:p>
              </text:list-item>
            </text:list>
          </table:table-cell>
          <table:table-cell table:style-name="Table1.D4" table:number-rows-spanned="2" office:value-type="string">
            <text:list xml:id="list1036365837" text:style-name="L2">
              <text:list-item>
                <text:p text:style-name="P25">Diseño <text:span text:style-name="T1">esquemáticos</text:span></text:p>
              </text:list-item>
              <text:list-item>
                <text:p text:style-name="P25"><text:span text:style-name="T1">Revisión</text:span> <text:span text:style-name="T1">esquemáticos</text:span></text:p>
              </text:list-item>
              <text:list-item>
                <text:p text:style-name="P27">Selección de componentes</text:p>
              </text:list-item>
              <text:list-item>
                <text:p text:style-name="P27">Simulación</text:p>
              </text:list-item>
              <text:list-item>
                <text:p text:style-name="P25"><text:span text:style-name="T1">Elaboración</text:span> PCB</text:p>
              </text:list-item>
              <text:list-item>
                <text:p text:style-name="P25">Soldadura de componentes</text:p>
              </text:list-item>
              <text:list-item>
                <text:p text:style-name="P25">Depuración tarjeta individual</text:p>
              </text:list-item>
              <text:list-item>
                <text:p text:style-name="P25"><text:span text:style-name="T1">Integración</text:span> con tarjeta madre</text:p>
              </text:list-item>
            </text:list>
          </table:table-cell>
          <table:table-cell table:style-name="Table1.A1" table:number-rows-spanned="2" office:value-type="string">
            <text:p text:style-name="P10">Tarjeta en PCB</text:p>
          </table:table-cell>
          <table:table-cell table:style-name="Table1.A1" table:number-rows-spanned="2" office:value-type="string">
            <text:p text:style-name="P9">4</text:p>
          </table:table-cell>
          <table:table-cell table:style-name="Table1.G3" office:value-type="string">
            <text:p text:style-name="P9"/>
          </table:table-cell>
          <table:table-cell table:style-name="Table1.G3" office:value-type="string">
            <text:p text:style-name="P3"/>
          </table:table-cell>
          <table:table-cell table:style-name="Table1.G3" office:value-type="string">
            <text:p text:style-name="P3"/>
          </table:table-cell>
          <table:table-cell table:style-name="Table1.G3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G1" table:number-columns-spanned="2" office:value-type="string">
            <text:p text:style-name="P3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4" table:number-columns-spanned="13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rows-spanned="2" office:value-type="string">
            <text:p text:style-name="P38">2</text:p>
          </table:table-cell>
          <table:table-cell table:style-name="Table1.A5" table:number-rows-spanned="2" office:value-type="string">
            <text:p text:style-name="P41">Tarjeta interfaz usuario</text:p>
          </table:table-cell>
          <table:table-cell table:style-name="Table1.C6" table:number-rows-spanned="2" office:value-type="string">
            <text:list xml:id="list4274904086" text:style-name="L3">
              <text:list-item>
                <text:p text:style-name="P44">Materiales desarrol<text:span text:style-name="T1">l</text:span>o PCB</text:p>
              </text:list-item>
              <text:list-item>
                <text:p text:style-name="P42">Elementos mecánicos (botones, cables, tornillos)</text:p>
              </text:list-item>
              <text:list-item>
                <text:p text:style-name="P45">Aplicaciones </text:p>
                <text:p text:style-name="P45"><text:span text:style-name="T2">EDA </text:span>(KiCad, Eagle)</text:p>
              </text:list-item>
            </text:list>
          </table:table-cell>
          <table:table-cell table:style-name="Table1.D6" table:number-rows-spanned="2" office:value-type="string">
            <text:list xml:id="list155506833146648" text:continue-list="list1036365837" text:style-name="L2">
              <text:list-item>
                <text:p text:style-name="P46">Diseño esquemáticos</text:p>
              </text:list-item>
              <text:list-item>
                <text:p text:style-name="P46"><text:span text:style-name="T1">Revisión</text:span> <text:span text:style-name="T1">esquemáticos</text:span></text:p>
              </text:list-item>
              <text:list-item>
                <text:p text:style-name="P43">Selección de componentes</text:p>
              </text:list-item>
              <text:list-item>
                <text:p text:style-name="P46"><text:span text:style-name="T1">Elaboración</text:span> PCB</text:p>
              </text:list-item>
              <text:list-item>
                <text:p text:style-name="P46">Soldadura de componentes</text:p>
              </text:list-item>
              <text:list-item>
                <text:p text:style-name="P43">Pruebas de tarjeta individual</text:p>
              </text:list-item>
              <text:list-item>
                <text:p text:style-name="P43">Integración con tarjeta madre</text:p>
              </text:list-item>
            </text:list>
          </table:table-cell>
          <table:table-cell table:style-name="Table1.A5" table:number-rows-spanned="2" office:value-type="string">
            <text:p text:style-name="P41">Tarjeta de interfaz de usuario, teclado matricial.</text:p>
          </table:table-cell>
          <table:table-cell table:style-name="Table1.A5" table:number-rows-spanned="2" office:value-type="string">
            <text:p text:style-name="P38">1</text:p>
          </table:table-cell>
          <table:table-cell table:style-name="Table1.A5" office:value-type="string">
            <text:p text:style-name="P38"/>
          </table:table-cell>
          <table:table-cell table:style-name="Table1.A5" office:value-type="string">
            <text:p text:style-name="P38"/>
          </table:table-cell>
          <table:table-cell table:style-name="Table1.A5" office:value-type="string">
            <text:p text:style-name="P39"/>
          </table:table-cell>
          <table:table-cell table:style-name="Table1.A5" office:value-type="string">
            <text:p text:style-name="P40"><text:s text:c="5"/></text:p>
          </table:table-cell>
          <table:table-cell table:style-name="Table1.A5" office:value-type="string">
            <text:p text:style-name="P38"/>
          </table:table-cell>
          <table:table-cell table:style-name="Table1.A5" office:value-type="string">
            <text:p text:style-name="P38"/>
          </table:table-cell>
          <table:table-cell table:style-name="Table1.A5" office:value-type="string">
            <text:p text:style-name="P38"/>
          </table:table-cell>
          <table:table-cell table:style-name="Table1.A5" office:value-type="string">
            <text:p text:style-name="P38"/>
          </table:table-cell>
          <table:table-cell table:style-name="Table1.A5" office:value-type="string">
            <text:p text:style-name="P38"/>
          </table:table-cell>
          <table:table-cell table:style-name="Table1.A5" office:value-type="string">
            <text:p text:style-name="P38"/>
          </table:table-cell>
          <table:table-cell table:style-name="Table1.A5" office:value-type="string">
            <text:p text:style-name="P38"/>
          </table:table-cell>
          <table:table-cell table:style-name="Table1.R5" table:number-columns-spanned="2" office:value-type="string">
            <text:p text:style-name="P38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R5" table:number-columns-spanned="13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B2" table:number-rows-spanned="2" office:value-type="string">
            <text:p text:style-name="P15">3</text:p>
          </table:table-cell>
          <table:table-cell table:style-name="Table1.B2" table:number-rows-spanned="2" office:value-type="string">
            <text:p text:style-name="P17">Firmware <text:span text:style-name="T6">del dispositivo</text:span></text:p>
          </table:table-cell>
          <table:table-cell table:style-name="Table1.C8" table:number-rows-spanned="2" office:value-type="string">
            <text:list xml:id="list1060069863" text:style-name="L4">
              <text:list-item>
                <text:p text:style-name="P29">Computador PC</text:p>
              </text:list-item>
              <text:list-item>
                <text:p text:style-name="P29">Tarjeta madre <text:span text:style-name="T3">prototipo </text:span></text:p>
              </text:list-item>
              <text:list-item>
                <text:p text:style-name="P30">Aplicaciones IDE (MPLAB-X)</text:p>
              </text:list-item>
              <text:list-item>
                <text:p text:style-name="P30">Aplicaciones simulación electrónica (Proteus)</text:p>
              </text:list-item>
            </text:list>
          </table:table-cell>
          <table:table-cell table:style-name="Table1.D8" table:number-rows-spanned="2" office:value-type="string">
            <text:list xml:id="list155508217641780" text:continue-numbering="true" text:style-name="L4">
              <text:list-item>
                <text:p text:style-name="P29">Identificación de componentes</text:p>
              </text:list-item>
              <text:list-item>
                <text:p text:style-name="P29">Modelado de componentes</text:p>
              </text:list-item>
              <text:list-item>
                <text:p text:style-name="P29">Codificación</text:p>
              </text:list-item>
              <text:list-item>
                <text:p text:style-name="P29">Carga de firmware </text:p>
              </text:list-item>
              <text:list-item>
                <text:p text:style-name="P29">Pruebas aisladas</text:p>
              </text:list-item>
              <text:list-item>
                <text:p text:style-name="P29">Pruebas con periféricos individuales</text:p>
              </text:list-item>
              <text:list-item>
                <text:p text:style-name="P29">Integración</text:p>
              </text:list-item>
              <text:list-item>
                <text:p text:style-name="P29">Pruebas finales</text:p>
              </text:list-item>
            </text:list>
          </table:table-cell>
          <table:table-cell table:style-name="Table1.B2" table:number-rows-spanned="2" office:value-type="string">
            <text:p text:style-name="P16">Firmware controlador del dispositivo Cendit11713</text:p>
          </table:table-cell>
          <table:table-cell table:style-name="Table1.B2" table:number-rows-spanned="2" office:value-type="string">
            <text:p text:style-name="P15">6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I7" office:value-type="string">
            <text:p text:style-name="P15"/>
          </table:table-cell>
          <table:table-cell table:style-name="Table1.I7" office:value-type="string">
            <text:p text:style-name="P15"/>
          </table:table-cell>
          <table:table-cell table:style-name="Table1.I7" office:value-type="string">
            <text:p text:style-name="P15"/>
          </table:table-cell>
          <table:table-cell table:style-name="Table1.I7" office:value-type="string">
            <text:p text:style-name="P15"/>
          </table:table-cell>
          <table:table-cell table:style-name="Table1.I7" office:value-type="string">
            <text:p text:style-name="P15"/>
          </table:table-cell>
          <table:table-cell table:style-name="Table1.I7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R7" table:number-columns-spanned="2" office:value-type="string">
            <text:p text:style-name="P15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8" table:number-columns-spanned="13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B2" table:number-rows-spanned="2" office:value-type="string">
            <text:p text:style-name="P15">4</text:p>
          </table:table-cell>
          <table:table-cell table:style-name="Table1.B2" table:number-rows-spanned="2" office:value-type="string">
            <text:p text:style-name="P10">Tarjeta madre</text:p>
          </table:table-cell>
          <table:table-cell table:style-name="Table1.C10" table:number-rows-spanned="2" office:value-type="string">
            <text:list xml:id="list703589703" text:style-name="L5">
              <text:list-item>
                <text:p text:style-name="P26">Materiales desarrol<text:span text:style-name="T1">l</text:span>o PCB</text:p>
              </text:list-item>
              <text:list-item>
                <text:p text:style-name="P28">Circuitos integrados</text:p>
              </text:list-item>
              <text:list-item>
                <text:p text:style-name="P28">Elementos pasivos (resistores, capacitores)</text:p>
              </text:list-item>
              <text:list-item>
                <text:p text:style-name="P28">Elementos mecánicos (conectores de puertos, retenedores, tornillos)</text:p>
              </text:list-item>
              <text:list-item>
                <text:p text:style-name="P28">Carcasa metálica</text:p>
              </text:list-item>
              <text:list-item>
                <text:p text:style-name="P26">Aplicaciones <text:span text:style-name="T2">EDA </text:span>(KiCad, Eagle)</text:p>
              </text:list-item>
            </text:list>
          </table:table-cell>
          <table:table-cell table:style-name="Table1.D10" table:number-rows-spanned="2" office:value-type="string">
            <text:list xml:id="list155507255909415" text:continue-list="list155506833146648" text:style-name="L2">
              <text:list-item>
                <text:p text:style-name="P27">Diseño de esquemáticos</text:p>
              </text:list-item>
              <text:list-item>
                <text:p text:style-name="P27">Revisión de esquemáticos</text:p>
              </text:list-item>
              <text:list-item>
                <text:p text:style-name="P27">Selección de componentes</text:p>
              </text:list-item>
              <text:list-item>
                <text:p text:style-name="P27">Simulación</text:p>
              </text:list-item>
              <text:list-item>
                <text:p text:style-name="P25"><text:span text:style-name="T1">Elaboración</text:span> PCB</text:p>
              </text:list-item>
              <text:list-item>
                <text:p text:style-name="P25">Soldadura de componentes</text:p>
              </text:list-item>
              <text:list-item>
                <text:p text:style-name="P27">Carga de firmware</text:p>
              </text:list-item>
              <text:list-item>
                <text:p text:style-name="P27">Pruebas de tarjeta individual</text:p>
              </text:list-item>
              <text:list-item>
                <text:p text:style-name="P27">Integración con periféricos</text:p>
              </text:list-item>
            </text:list>
          </table:table-cell>
          <table:table-cell table:style-name="Table1.B2" table:number-rows-spanned="2" office:value-type="string">
            <text:p text:style-name="P13">Tarjeta madre en PCB</text:p>
          </table:table-cell>
          <table:table-cell table:style-name="Table1.B2" table:number-rows-spanned="2" office:value-type="string">
            <text:p text:style-name="P18">4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I9" office:value-type="string">
            <text:p text:style-name="P18"/>
          </table:table-cell>
          <table:table-cell table:style-name="Table1.I9" office:value-type="string">
            <text:p text:style-name="P18"/>
          </table:table-cell>
          <table:table-cell table:style-name="Table1.I9" office:value-type="string">
            <text:p text:style-name="P18"/>
          </table:table-cell>
          <table:table-cell table:style-name="Table1.I9" office:value-type="string">
            <text:p text:style-name="P18"/>
          </table:table-cell>
          <table:table-cell table:style-name="Table1.M9" office:value-type="string">
            <text:p text:style-name="P18"/>
          </table:table-cell>
          <table:table-cell table:style-name="Table1.M9" office:value-type="string">
            <text:p text:style-name="P18"/>
          </table:table-cell>
          <table:table-cell table:style-name="Table1.M9" office:value-type="string">
            <text:p text:style-name="P18"/>
          </table:table-cell>
          <table:table-cell table:style-name="Table1.M9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R9" table:number-columns-spanned="2" office:value-type="string">
            <text:p text:style-name="P18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0" table:number-columns-spanned="13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B2" table:number-rows-spanned="2" office:value-type="string">
            <text:p text:style-name="P15">5</text:p>
          </table:table-cell>
          <table:table-cell table:style-name="Table1.B2" table:number-rows-spanned="2" office:value-type="string">
            <text:p text:style-name="P14">Tarjeta alimentación <text:span text:style-name="T7">fija </text:span>DC</text:p>
          </table:table-cell>
          <table:table-cell table:style-name="Table1.C12" table:number-rows-spanned="2" office:value-type="string">
            <text:list xml:id="list155508257198636" text:continue-list="list703589703" text:style-name="L5">
              <text:list-item>
                <text:p text:style-name="P26">Materiales desarrol<text:span text:style-name="T1">l</text:span>o PCB</text:p>
              </text:list-item>
              <text:list-item>
                <text:p text:style-name="P28">Circuitos integrados</text:p>
              </text:list-item>
              <text:list-item>
                <text:p text:style-name="P28">Elementos pasivos (resistores, capacitores)</text:p>
              </text:list-item>
              <text:list-item>
                <text:p text:style-name="P28">Elementos mecánicos (conectores de puertos, retenedores, tornillos)</text:p>
              </text:list-item>
              <text:list-item>
                <text:p text:style-name="P32">Cables</text:p>
              </text:list-item>
              <text:list-item>
                <text:p text:style-name="P26">Aplicaciones <text:span text:style-name="T2">EDA </text:span>(KiCad, Eagle, <text:span text:style-name="T2">Spice</text:span>)</text:p>
              </text:list-item>
            </text:list>
          </table:table-cell>
          <table:table-cell table:style-name="Table1.D12" table:number-rows-spanned="2" office:value-type="string">
            <text:list xml:id="list155508079715598" text:continue-list="list155507255909415" text:style-name="L2">
              <text:list-item>
                <text:p text:style-name="P27">Diseño de esquemáticos</text:p>
              </text:list-item>
              <text:list-item>
                <text:p text:style-name="P27">Revisión de esquemáticos</text:p>
              </text:list-item>
              <text:list-item>
                <text:p text:style-name="P27">Selección de componentes</text:p>
              </text:list-item>
              <text:list-item>
                <text:p text:style-name="P27">Simulación </text:p>
              </text:list-item>
              <text:list-item>
                <text:p text:style-name="P25"><text:span text:style-name="T1">Elaboración</text:span> PCB</text:p>
              </text:list-item>
              <text:list-item>
                <text:p text:style-name="P25">Soldadura de componentes</text:p>
              </text:list-item>
              <text:list-item>
                <text:p text:style-name="P27">Pruebas de tarjeta individual</text:p>
              </text:list-item>
              <text:list-item>
                <text:p text:style-name="P27"><text:soft-page-break/>Integración en equipo</text:p>
              </text:list-item>
            </text:list>
          </table:table-cell>
          <table:table-cell table:style-name="Table1.B2" table:number-rows-spanned="2" office:value-type="string">
            <text:p text:style-name="P13">Tarjeta en PCB</text:p>
          </table:table-cell>
          <table:table-cell table:style-name="Table1.B2" table:number-rows-spanned="2" office:value-type="string">
            <text:p text:style-name="P12">4</text:p>
          </table:table-cell>
          <table:table-cell table:style-name="Table1.B2" office:value-type="string">
            <text:p text:style-name="P12"/>
          </table:table-cell>
          <table:table-cell table:style-name="Table1.H11" office:value-type="string">
            <text:p text:style-name="P12"/>
          </table:table-cell>
          <table:table-cell table:style-name="Table1.I11" office:value-type="string">
            <text:p text:style-name="P12"/>
          </table:table-cell>
          <table:table-cell table:style-name="Table1.J11" office:value-type="string">
            <text:p text:style-name="P12"/>
          </table:table-cell>
          <table:table-cell table:style-name="Table1.K11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12"/>
          </table:table-cell>
          <table:table-cell table:style-name="Table1.R11" table:number-columns-spanned="2" office:value-type="string">
            <text:p text:style-name="P12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2" table:number-columns-spanned="13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B2" table:number-rows-spanned="2" office:value-type="string">
            <text:p text:style-name="P15">6</text:p>
          </table:table-cell>
          <table:table-cell table:style-name="Table1.B2" table:number-rows-spanned="2" office:value-type="string">
            <text:p text:style-name="P10">Aplicación</text:p>
            <text:p text:style-name="P10">CenditLab</text:p>
          </table:table-cell>
          <table:table-cell table:style-name="Table1.C14" table:number-rows-spanned="2" office:value-type="string">
            <text:list xml:id="list155507055378274" text:continue-list="list155508257198636" text:style-name="L5">
              <text:list-item>
                <text:p text:style-name="P26">Computador PC</text:p>
              </text:list-item>
              <text:list-item>
                <text:p text:style-name="P26">Acceso a internet</text:p>
              </text:list-item>
              <text:list-item>
                <text:p text:style-name="P26">Bibliografía</text:p>
              </text:list-item>
              <text:list-item>
                <text:p text:style-name="P31">Aplicaciones IDE (JIDEA)</text:p>
              </text:list-item>
              <text:list-item>
                <text:p text:style-name="P31">JDK (librerías Java)</text:p>
              </text:list-item>
              <text:list-item>
                <text:p text:style-name="P36">Librerías comunicaciones con instrumentos</text:p>
              </text:list-item>
            </text:list>
          </table:table-cell>
          <table:table-cell table:style-name="Table1.D14" table:number-rows-spanned="2" office:value-type="string">
            <text:list xml:id="list155506555176428" text:continue-list="list155508079715598" text:style-name="L2">
              <text:list-item>
                <text:p text:style-name="P25"><text:span text:style-name="T1">Identificación</text:span> de componentes</text:p>
              </text:list-item>
              <text:list-item>
                <text:p text:style-name="P25">Modelado de componentes</text:p>
              </text:list-item>
              <text:list-item>
                <text:p text:style-name="P25">Codificación</text:p>
              </text:list-item>
              <text:list-item>
                <text:p text:style-name="P25">Pruebas</text:p>
              </text:list-item>
              <text:list-item>
                <text:p text:style-name="P25">Integración</text:p>
              </text:list-item>
            </text:list>
          </table:table-cell>
          <table:table-cell table:style-name="Table1.B2" table:number-rows-spanned="2" office:value-type="string">
            <text:p text:style-name="P11">Aplicación <text:span text:style-name="T1">funcional e instalador</text:span></text:p>
          </table:table-cell>
          <table:table-cell table:style-name="Table1.B2" table:number-rows-spanned="2" office:value-type="string">
            <text:p text:style-name="P22">8</text:p>
          </table:table-cell>
          <table:table-cell table:style-name="Table1.G13" office:value-type="string">
            <text:p text:style-name="P37"/>
          </table:table-cell>
          <table:table-cell table:style-name="Table1.H13" office:value-type="string">
            <text:p text:style-name="P37"/>
          </table:table-cell>
          <table:table-cell table:style-name="Table1.I13" office:value-type="string">
            <text:p text:style-name="P37"/>
          </table:table-cell>
          <table:table-cell table:style-name="Table1.J13" office:value-type="string">
            <text:p text:style-name="P37"/>
          </table:table-cell>
          <table:table-cell table:style-name="Table1.K13" office:value-type="string">
            <text:p text:style-name="P37"/>
          </table:table-cell>
          <table:table-cell table:style-name="Table1.L13" office:value-type="string">
            <text:p text:style-name="P18"/>
          </table:table-cell>
          <table:table-cell table:style-name="Table1.M13" office:value-type="string">
            <text:p text:style-name="P18"/>
          </table:table-cell>
          <table:table-cell table:style-name="Table1.N13" office:value-type="string">
            <text:p text:style-name="P18"/>
          </table:table-cell>
          <table:table-cell table:style-name="Table1.O13" office:value-type="string">
            <text:p text:style-name="P18"/>
          </table:table-cell>
          <table:table-cell table:style-name="Table1.P13" office:value-type="string">
            <text:p text:style-name="P18"/>
          </table:table-cell>
          <table:table-cell table:style-name="Table1.Q13" office:value-type="string">
            <text:p text:style-name="P18"/>
          </table:table-cell>
          <table:table-cell table:style-name="Table1.R13" office:value-type="string">
            <text:p text:style-name="P18"/>
          </table:table-cell>
          <table:table-cell table:style-name="Table1.S13" office:value-type="string">
            <text:p text:style-name="P18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4" table:number-columns-spanned="13" office:value-type="string">
            <text:p text:style-name="P18"/>
            <text:p text:style-name="P19"/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B2" table:number-rows-spanned="2" office:value-type="string">
            <text:p text:style-name="P21">7</text:p>
          </table:table-cell>
          <table:table-cell table:style-name="Table1.B2" table:number-rows-spanned="2" office:value-type="string">
            <text:p text:style-name="P20"><text:span text:style-name="T4">Docu</text:span>mentación</text:p>
          </table:table-cell>
          <table:table-cell table:style-name="Table1.C16" table:number-rows-spanned="2" office:value-type="string">
            <text:list xml:id="list155507219266526" text:continue-list="list155507055378274" text:style-name="L5">
              <text:list-item>
                <text:p text:style-name="P26">Computador PC</text:p>
              </text:list-item>
              <text:list-item>
                <text:p text:style-name="P26">Acceso a internet</text:p>
              </text:list-item>
              <text:list-item>
                <text:p text:style-name="P26">Bibliografía</text:p>
              </text:list-item>
              <text:list-item>
                <text:p text:style-name="P31">Distribución de LaTex</text:p>
              </text:list-item>
              <text:list-item>
                <text:p text:style-name="P31">Editor de LaTex</text:p>
              </text:list-item>
            </text:list>
          </table:table-cell>
          <table:table-cell table:style-name="Table1.D16" table:number-rows-spanned="2" office:value-type="string">
            <text:list xml:id="list1079210320" text:style-name="L6">
              <text:list-item>
                <text:p text:style-name="P33">Recopilación de documentos</text:p>
              </text:list-item>
              <text:list-item>
                <text:p text:style-name="P33">Lectura</text:p>
              </text:list-item>
              <text:list-item>
                <text:p text:style-name="P33">Toma de notas</text:p>
              </text:list-item>
              <text:list-item>
                <text:p text:style-name="P33">Organización de notas</text:p>
              </text:list-item>
              <text:list-item>
                <text:p text:style-name="P33">Escritura de libro TEG</text:p>
              </text:list-item>
              <text:list-item>
                <text:p text:style-name="P33">Escritura de informes</text:p>
              </text:list-item>
            </text:list>
          </table:table-cell>
          <table:table-cell table:style-name="Table1.E16" table:number-rows-spanned="2" office:value-type="string">
            <text:list xml:id="list836596596" text:style-name="L7">
              <text:list-item>
                <text:p text:style-name="P34">Libro de TEG</text:p>
              </text:list-item>
              <text:list-item>
                <text:p text:style-name="P34">Informe técnico</text:p>
              </text:list-item>
              <text:list-item>
                <text:p text:style-name="P34">Instrucciones de trabajo</text:p>
              </text:list-item>
            </text:list>
          </table:table-cell>
          <table:table-cell table:style-name="Table1.B2" table:number-rows-spanned="2" office:value-type="string">
            <text:p text:style-name="P18">8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J15" office:value-type="string">
            <text:p text:style-name="P18"/>
          </table:table-cell>
          <table:table-cell table:style-name="Table1.K15" office:value-type="string">
            <text:p text:style-name="P18"/>
          </table:table-cell>
          <table:table-cell table:style-name="Table1.L15" office:value-type="string">
            <text:p text:style-name="P18"/>
          </table:table-cell>
          <table:table-cell table:style-name="Table1.M15" office:value-type="string">
            <text:p text:style-name="P18"/>
          </table:table-cell>
          <table:table-cell table:style-name="Table1.N15" office:value-type="string">
            <text:p text:style-name="P18"/>
          </table:table-cell>
          <table:table-cell table:style-name="Table1.O15" office:value-type="string">
            <text:p text:style-name="P18"/>
          </table:table-cell>
          <table:table-cell table:style-name="Table1.P15" office:value-type="string">
            <text:p text:style-name="P18"/>
          </table:table-cell>
          <table:table-cell table:style-name="Table1.Q15" office:value-type="string">
            <text:p text:style-name="P18"/>
          </table:table-cell>
          <table:table-cell table:style-name="Table1.R15" office:value-type="string">
            <text:p text:style-name="P18"/>
          </table:table-cell>
          <table:table-cell table:style-name="Table1.S15" office:value-type="string">
            <text:p text:style-name="P18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6" table:number-columns-spanned="13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2:52:25.010848987</meta:creation-date>
    <dc:date>2017-10-13T15:55:06.078888387</dc:date>
    <meta:editing-duration>PT1H46M20S</meta:editing-duration>
    <meta:editing-cycles>10</meta:editing-cycles>
    <meta:generator>LibreOffice/5.3.4.2$Linux_x86 LibreOffice_project/f82d347ccc0be322489bf7da61d7e4ad13fe2ff3</meta:generator>
    <meta:document-statistic meta:table-count="1" meta:image-count="0" meta:object-count="0" meta:page-count="2" meta:paragraph-count="139" meta:word-count="422" meta:character-count="2566" meta:non-whitespace-character-count="2361"/>
  </office:meta>
</office:document-meta>
</file>